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064ec" officeooo:paragraph-rsid="001064ec"/>
    </style:style>
    <style:style style:name="P2" style:family="paragraph" style:parent-style-name="Standard">
      <style:paragraph-properties fo:text-align="center" style:justify-single-word="false"/>
      <style:text-properties officeooo:rsid="001064ec" officeooo:paragraph-rsid="001064ec"/>
    </style:style>
    <style:style style:name="P3" style:family="paragraph" style:parent-style-name="Standard">
      <style:text-properties fo:font-style="italic" officeooo:rsid="001064ec" officeooo:paragraph-rsid="001064ec" style:font-style-asian="italic" style:font-style-complex="italic"/>
    </style:style>
    <style:style style:name="P4" style:family="paragraph" style:parent-style-name="Standard">
      <style:text-properties officeooo:rsid="001c3be0" officeooo:paragraph-rsid="001064ec"/>
    </style:style>
    <style:style style:name="P5" style:family="paragraph" style:parent-style-name="Standard">
      <style:text-properties officeooo:rsid="0013b813" officeooo:paragraph-rsid="001064ec"/>
    </style:style>
    <style:style style:name="P6" style:family="paragraph" style:parent-style-name="Standard">
      <style:text-properties officeooo:rsid="00157059" officeooo:paragraph-rsid="001064ec"/>
    </style:style>
    <style:style style:name="P7" style:family="paragraph" style:parent-style-name="Standard">
      <style:text-properties fo:font-size="10pt" officeooo:rsid="00157059" officeooo:paragraph-rsid="001064ec" style:font-size-asian="10pt" style:font-size-complex="10pt"/>
    </style:style>
    <style:style style:name="P8" style:family="paragraph" style:parent-style-name="Standard">
      <style:text-properties fo:font-size="10pt" officeooo:rsid="001677bb" officeooo:paragraph-rsid="001064ec" style:font-size-asian="10pt" style:font-size-complex="10pt"/>
    </style:style>
    <style:style style:name="P9" style:family="paragraph" style:parent-style-name="Standard">
      <style:text-properties officeooo:rsid="00194ad1" officeooo:paragraph-rsid="001064ec"/>
    </style:style>
    <style:style style:name="P10" style:family="paragraph" style:parent-style-name="Standard">
      <style:text-properties officeooo:rsid="001677bb" officeooo:paragraph-rsid="001064ec"/>
    </style:style>
    <style:style style:name="P11" style:family="paragraph" style:parent-style-name="Standard">
      <style:text-properties officeooo:rsid="001af5e5" officeooo:paragraph-rsid="001064ec"/>
    </style:style>
    <style:style style:name="P12" style:family="paragraph" style:parent-style-name="Standard">
      <style:text-properties officeooo:rsid="001af5e5" officeooo:paragraph-rsid="00124c78"/>
    </style:style>
    <style:style style:name="P13" style:family="paragraph" style:parent-style-name="Standard">
      <style:text-properties officeooo:rsid="0013b2d9" officeooo:paragraph-rsid="0014f37d"/>
    </style:style>
    <style:style style:name="P14" style:family="paragraph" style:parent-style-name="Text_20_body">
      <style:text-properties style:font-name="LiberationSerif" fo:font-size="12pt" officeooo:rsid="0012652d" officeooo:paragraph-rsid="001064ec"/>
    </style:style>
    <style:style style:name="P15" style:family="paragraph" style:parent-style-name="Text_20_body">
      <style:text-properties style:font-name="LiberationSerif" fo:font-size="12pt" officeooo:rsid="0013b813" officeooo:paragraph-rsid="001064ec"/>
    </style:style>
    <style:style style:name="P16" style:family="paragraph" style:parent-style-name="Text_20_body">
      <style:text-properties style:font-name="LiberationSerif" fo:font-size="12pt" officeooo:paragraph-rsid="001064ec"/>
    </style:style>
    <style:style style:name="P17" style:family="paragraph" style:parent-style-name="Standard">
      <style:paragraph-properties fo:break-before="page"/>
      <style:text-properties officeooo:rsid="00157059" officeooo:paragraph-rsid="001064ec"/>
    </style:style>
    <style:style style:name="P18" style:family="paragraph" style:parent-style-name="Standard">
      <style:paragraph-properties fo:break-before="page"/>
      <style:text-properties officeooo:rsid="001af5e5" officeooo:paragraph-rsid="00124c78"/>
    </style:style>
    <style:style style:name="T1" style:family="text">
      <style:text-properties officeooo:rsid="001064ec"/>
    </style:style>
    <style:style style:name="T2" style:family="text">
      <style:text-properties style:text-position="sub 58%"/>
    </style:style>
    <style:style style:name="T3" style:family="text">
      <style:text-properties style:text-position="sub 58%" officeooo:rsid="0017e5ce"/>
    </style:style>
    <style:style style:name="T4" style:family="text">
      <style:text-properties style:text-position="sub 58%" style:text-underline-style="solid" style:text-underline-width="auto" style:text-underline-color="font-color"/>
    </style:style>
    <style:style style:name="T5" style:family="text">
      <style:text-properties style:text-position="sub 58%" style:text-underline-style="solid" style:text-underline-width="auto" style:text-underline-color="font-color" officeooo:rsid="0017e5ce"/>
    </style:style>
    <style:style style:name="T6" style:family="text">
      <style:text-properties style:text-position="sub 58%" style:text-underline-style="solid" style:text-underline-width="auto" style:text-underline-color="font-color" officeooo:rsid="00194ad1"/>
    </style:style>
    <style:style style:name="T7" style:family="text">
      <style:text-properties style:text-position="sub 58%" style:text-underline-style="solid" style:text-underline-width="auto" style:text-underline-color="font-color" officeooo:rsid="00188923"/>
    </style:style>
    <style:style style:name="T8" style:family="text">
      <style:text-properties style:text-position="sub 58%" fo:font-size="10pt" style:font-size-asian="10pt" style:font-size-complex="10pt"/>
    </style:style>
    <style:style style:name="T9" style:family="text">
      <style:text-properties style:text-position="sub 58%" fo:font-size="10pt" officeooo:rsid="0017e5ce" style:font-size-asian="10pt" style:font-size-complex="10pt"/>
    </style:style>
    <style:style style:name="T10" style:family="text">
      <style:text-properties style:text-position="sub 58%" fo:font-size="10pt" officeooo:rsid="00194ad1" style:font-size-asian="10pt" style:font-size-complex="10pt"/>
    </style:style>
    <style:style style:name="T11" style:family="text">
      <style:text-properties style:text-position="sub 58%" officeooo:rsid="00188923"/>
    </style:style>
    <style:style style:name="T12" style:family="text">
      <style:text-properties style:text-position="sub 58%" officeooo:rsid="00194ad1"/>
    </style:style>
    <style:style style:name="T13" style:family="text">
      <style:text-properties officeooo:rsid="001677bb"/>
    </style:style>
    <style:style style:name="T14" style:family="text">
      <style:text-properties officeooo:rsid="00157059"/>
    </style:style>
    <style:style style:name="T15" style:family="text">
      <style:text-properties officeooo:rsid="00194ad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1677bb"/>
    </style:style>
    <style:style style:name="T18" style:family="text">
      <style:text-properties style:text-underline-style="solid" style:text-underline-width="auto" style:text-underline-color="font-color" officeooo:rsid="0017e5ce"/>
    </style:style>
    <style:style style:name="T19" style:family="text">
      <style:text-properties style:text-underline-style="solid" style:text-underline-width="auto" style:text-underline-color="font-color" officeooo:rsid="00194ad1"/>
    </style:style>
    <style:style style:name="T20" style:family="text">
      <style:text-properties style:text-underline-style="solid" style:text-underline-width="auto" style:text-underline-color="font-color" officeooo:rsid="00188923"/>
    </style:style>
    <style:style style:name="T21" style:family="text">
      <style:text-properties fo:font-size="10pt" style:font-size-asian="10pt" style:font-size-complex="10pt"/>
    </style:style>
    <style:style style:name="T22" style:family="text">
      <style:text-properties fo:font-size="10pt" officeooo:rsid="0017e5ce" style:font-size-asian="10pt" style:font-size-complex="10pt"/>
    </style:style>
    <style:style style:name="T23" style:family="text">
      <style:text-properties fo:font-size="10pt" officeooo:rsid="00194ad1" style:font-size-asian="10pt" style:font-size-complex="10pt"/>
    </style:style>
    <style:style style:name="T24" style:family="text">
      <style:text-properties officeooo:rsid="0013b813"/>
    </style:style>
    <style:style style:name="T25" style:family="text">
      <style:text-properties officeooo:rsid="00188923"/>
    </style:style>
    <style:style style:name="T26" style:family="text">
      <style:text-properties officeooo:rsid="0017e5ce"/>
    </style:style>
    <style:style style:name="T27" style:family="text">
      <style:text-properties officeooo:rsid="00124c78"/>
    </style:style>
    <style:style style:name="T28" style:family="text">
      <style:text-properties officeooo:rsid="0014f37d"/>
    </style:style>
    <style:style style:name="T29" style:family="text">
      <style:text-properties officeooo:rsid="001690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signing Probabilities to<text:line-break/>Boolean Functions</text:p>
      <text:p text:style-name="P2">by Sven Nilsen, 2017</text:p>
      <text:p text:style-name="P1"/>
      <text:p text:style-name="P3">Here I represent a method to assign a probability to all boolean functions. The probability of a function returning “true” is calculated from independently randomized inputs.</text:p>
      <text:p text:style-name="P1"/>
      <text:p text:style-name="P14">All boolean functions can be constructed using a higher order <text:span text:style-name="T1">function </text:span>`if`: </text:p>
      <text:p text:style-name="P16"><text:tab/>if := \(a, b) = \(c) = if c { a } else { b }</text:p>
      <text:p text:style-name="P15">For example:</text:p>
      <text:p text:style-name="P15"><text:tab/>if(false, false) &lt;=&gt; false<text:span text:style-name="T3">1</text:span><text:line-break/><text:tab/>if(false, true) &lt;=&gt; not<text:line-break/><text:tab/>if(true, false) &lt;=&gt; id<text:line-break/><text:tab/>if(true, true) &lt;=&gt; true<text:span text:style-name="T2">1</text:span><text:line-break/><text:tab/>if(id, false<text:span text:style-name="T2">1</text:span>) &lt;=&gt; and</text:p>
      <text:p text:style-name="P5">This <text:span text:style-name="T1">construction </text:span>can be used to define a unique probability that <text:span text:style-name="T1">a</text:span> boolean function returns “true” from input bias. <text:span text:style-name="T1">An input bias is a probability of the value being `true`.</text:span></text:p>
      <text:p text:style-name="P5"/>
      <text:p text:style-name="P6">First we define the probability for “<text:span text:style-name="T13">false” and “true”:</text:span></text:p>
      <text:p text:style-name="P5"/>
      <text:p text:style-name="P5"><text:tab/>P(false) = 0</text:p>
      <text:p text:style-name="P5"><text:tab/>P(true) = 1</text:p>
      <text:p text:style-name="P5"/>
      <text:p text:style-name="P5">To define a probability for all boolean functions, it is sufficient to define it for `if`:</text:p>
      <text:p text:style-name="P5"/>
      <text:p text:style-name="P5"><text:tab/>P(if(A, B)<text:span text:style-name="T14">(x)</text:span>) = <text:span text:style-name="T13">P(</text:span>x<text:span text:style-name="T13">)</text:span>·P(A) + (1-<text:span text:style-name="T13">P(</text:span>x<text:span text:style-name="T13">)</text:span>)·P(B)</text:p>
      <text:p text:style-name="P5"/>
      <text:p text:style-name="P13">Th<text:span text:style-name="T28">e formula above</text:span> assumes probabilities are independent `P(A ∩ B) = P(A) · P(B)`.</text:p>
      <text:p text:style-name="P13"/>
      <text:p text:style-name="P13">Talking about `if` in path semantics makes <text:span text:style-name="T29">only </text:span>sense when the function identity is unique. It turns out that when probabilities are dependent, this automatically adds domain constraints to the input and changes the path set of the function. The path set is changed when going from a total function to a partial function. This means that if probabilities are dependent, one is actually talking about a partial function of `if` and not the total function `if`. <text:span text:style-name="T28">Therefore, in order to make sense the probabilities must be independent. One can talk about probabilities of partial functions in general if the domain constraints are defined, but not in this specific case because domain constraints are not allowed. Probability of Boolean functions with domain constraints is another topic.</text:span></text:p>
      <text:p text:style-name="P17"><text:span text:style-name="T15">Proofs of all functions of type `bool → bool`</text:span>:</text:p>
      <text:p text:style-name="P6"/>
      <text:p text:style-name="P6"><text:tab/><text:span text:style-name="T16">P(false</text:span><text:span text:style-name="T4">1</text:span><text:span text:style-name="T16">(x)) = 0:</text:span></text:p>
      <text:p text:style-name="P6"><text:tab/><text:span text:style-name="T21">P(false</text:span><text:span text:style-name="T8">1</text:span><text:span text:style-name="T21">(x))</text:span></text:p>
      <text:p text:style-name="P7"><text:tab/>P(if(false, false)(x))</text:p>
      <text:p text:style-name="P7"><text:tab/><text:span text:style-name="T13">P(</text:span>x<text:span text:style-name="T13">)·</text:span>P(false) + (1-<text:span text:style-name="T13">P(</text:span>x<text:span text:style-name="T13">)</text:span>)<text:span text:style-name="T24">·</text:span>P(false)</text:p>
      <text:p text:style-name="P7"><text:tab/><text:span text:style-name="T13">P(</text:span>x<text:span text:style-name="T13">)·</text:span>0 + (1-<text:span text:style-name="T13">P(</text:span>x<text:span text:style-name="T13">)</text:span>)<text:span text:style-name="T24">·</text:span>0</text:p>
      <text:p text:style-name="P7"><text:tab/>0</text:p>
      <text:p text:style-name="P6"/>
      <text:p text:style-name="P6"><text:tab/><text:span text:style-name="T16">P(not(x)) = 1-</text:span><text:span text:style-name="T17">P(</text:span><text:span text:style-name="T16">x</text:span><text:span text:style-name="T17">)</text:span><text:span text:style-name="T16">:</text:span></text:p>
      <text:p text:style-name="P6"><text:tab/><text:span text:style-name="T21">P(not(x))</text:span></text:p>
      <text:p text:style-name="P7"><text:tab/>P(if(false, true)(x))</text:p>
      <text:p text:style-name="P7"><text:tab/><text:span text:style-name="T13">P(</text:span>x<text:span text:style-name="T13">)·</text:span>P(false) + (1-<text:span text:style-name="T13">P(x)</text:span>)<text:span text:style-name="T24">·</text:span>P(true)</text:p>
      <text:p text:style-name="P7"><text:tab/><text:span text:style-name="T13">P(</text:span>x<text:span text:style-name="T13">)·</text:span>0 + (1-<text:span text:style-name="T13">P(</text:span>x<text:span text:style-name="T13">)</text:span>)<text:span text:style-name="T24">·</text:span>1</text:p>
      <text:p text:style-name="P7"><text:tab/>1-<text:span text:style-name="T13">P(</text:span>x<text:span text:style-name="T13">)</text:span></text:p>
      <text:p text:style-name="P6"/>
      <text:p text:style-name="P6"><text:tab/><text:span text:style-name="T16">P(id(x)) = </text:span><text:span text:style-name="T17">P(</text:span><text:span text:style-name="T16">x</text:span><text:span text:style-name="T17">)</text:span><text:span text:style-name="T16">:</text:span></text:p>
      <text:p text:style-name="P6"><text:tab/><text:span text:style-name="T21">P(id(x))</text:span></text:p>
      <text:p text:style-name="P7"><text:tab/>P(if(true, false)(x))</text:p>
      <text:p text:style-name="P7"><text:tab/><text:span text:style-name="T25">P(</text:span>x<text:span text:style-name="T25">)·</text:span>P(true) + (1-<text:span text:style-name="T25">P(</text:span>x<text:span text:style-name="T25">)</text:span>)<text:span text:style-name="T24">·</text:span>P(false)</text:p>
      <text:p text:style-name="P7"><text:tab/><text:span text:style-name="T25">P(</text:span>x<text:span text:style-name="T25">)·</text:span>1 + (1-<text:span text:style-name="T25">P(</text:span>x<text:span text:style-name="T25">)</text:span>)<text:span text:style-name="T24">·</text:span>0</text:p>
      <text:p text:style-name="P7"><text:tab/><text:span text:style-name="T25">P(</text:span>x<text:span text:style-name="T25">)</text:span></text:p>
      <text:p text:style-name="P6"/>
      <text:p text:style-name="P6"><text:tab/><text:span text:style-name="T16">P(true</text:span><text:span text:style-name="T4">1</text:span><text:span text:style-name="T16">(x)) = 1:</text:span></text:p>
      <text:p text:style-name="P6"><text:tab/><text:span text:style-name="T21">P(true</text:span><text:span text:style-name="T8">1</text:span><text:span text:style-name="T21">(x))</text:span></text:p>
      <text:p text:style-name="P7"><text:tab/>P(if(true, true)(x))</text:p>
      <text:p text:style-name="P7"><text:tab/><text:span text:style-name="T25">P(</text:span>x<text:span text:style-name="T25">)·</text:span>P(true) + (1-<text:span text:style-name="T25">P(</text:span>x<text:span text:style-name="T25">)</text:span>)<text:span text:style-name="T24">·</text:span>P(true)</text:p>
      <text:p text:style-name="P7"><text:tab/><text:span text:style-name="T25">P(</text:span>x<text:span text:style-name="T25">)·</text:span>1 + (1-<text:span text:style-name="T25">P(</text:span>x<text:span text:style-name="T25">)</text:span>)<text:span text:style-name="T24">·</text:span>1</text:p>
      <text:p text:style-name="P7"><text:tab/><text:span text:style-name="T25">P(</text:span>x<text:span text:style-name="T25">)</text:span> + 1 – <text:span text:style-name="T25">P(</text:span>x<text:span text:style-name="T25">)</text:span></text:p>
      <text:p text:style-name="P7"><text:tab/>1</text:p>
      <text:p text:style-name="P6"/>
      <text:p text:style-name="P9">The function `and` is important in probability theory because it takes the product of input bias<text:span text:style-name="T27">es</text:span>:</text:p>
      <text:p text:style-name="P6"/>
      <text:p text:style-name="P10"><text:tab/><text:span text:style-name="T18">P(and(x</text:span><text:span text:style-name="T5">0</text:span><text:span text:style-name="T18">, x</text:span><text:span text:style-name="T5">1</text:span><text:span text:style-name="T18">)) = P(x</text:span><text:span text:style-name="T5">0</text:span><text:span text:style-name="T18">)·P(x</text:span><text:span text:style-name="T5">1</text:span><text:span text:style-name="T18">):</text:span></text:p>
      <text:p text:style-name="P10"><text:tab/><text:span text:style-name="T22">P(and(x</text:span><text:span text:style-name="T9">0</text:span><text:span text:style-name="T22">, x</text:span><text:span text:style-name="T9">1</text:span><text:span text:style-name="T22">))</text:span></text:p>
      <text:p text:style-name="P8"><text:tab/><text:span text:style-name="T26">P(if(id, false</text:span><text:span text:style-name="T3">1</text:span><text:span text:style-name="T26">)(x</text:span><text:span text:style-name="T3">0</text:span><text:span text:style-name="T26">, x</text:span><text:span text:style-name="T3">1</text:span><text:span text:style-name="T26">))</text:span></text:p>
      <text:p text:style-name="P8"><text:tab/><text:span text:style-name="T25">P(x</text:span><text:span text:style-name="T11">0</text:span><text:span text:style-name="T25">)·P(id(x</text:span><text:span text:style-name="T11">1</text:span><text:span text:style-name="T25">)) + (1-P(x</text:span><text:span text:style-name="T11">0</text:span><text:span text:style-name="T25">))·P(false</text:span><text:span text:style-name="T11">1</text:span><text:span text:style-name="T25">(x</text:span><text:span text:style-name="T11">1</text:span><text:span text:style-name="T25">))</text:span></text:p>
      <text:p text:style-name="P8"><text:tab/><text:span text:style-name="T25">P(x</text:span><text:span text:style-name="T11">0</text:span><text:span text:style-name="T25">)·P(x</text:span><text:span text:style-name="T11">1</text:span><text:span text:style-name="T25">) + (1-P(x</text:span><text:span text:style-name="T11">0</text:span><text:span text:style-name="T25">))·0</text:span></text:p>
      <text:p text:style-name="P8"><text:tab/><text:span text:style-name="T25">P(x</text:span><text:span text:style-name="T11">0</text:span><text:span text:style-name="T25">)·P(x</text:span><text:span text:style-name="T11">1</text:span><text:span text:style-name="T25">)</text:span></text:p>
      <text:p text:style-name="P10"/>
      <text:p text:style-name="P11">The function `or` has two commonly used forms, one that takes the sum:</text:p>
      <text:p text:style-name="P10"/>
      <text:p text:style-name="P10"><text:tab/><text:span text:style-name="T19">P(or(x</text:span><text:span text:style-name="T6">0</text:span><text:span text:style-name="T19">, x1)) = P(x</text:span><text:span text:style-name="T6">0</text:span><text:span text:style-name="T19">) + P(x</text:span><text:span text:style-name="T6">1</text:span><text:span text:style-name="T19">) – P(x</text:span><text:span text:style-name="T6">0</text:span><text:span text:style-name="T19">)·P(x</text:span><text:span text:style-name="T6">1</text:span><text:span text:style-name="T19">):</text:span></text:p>
      <text:p text:style-name="P10"><text:tab/><text:span text:style-name="T23">P(or(x</text:span><text:span text:style-name="T10">0</text:span><text:span text:style-name="T23">, x1))</text:span></text:p>
      <text:p text:style-name="P8"><text:tab/><text:span text:style-name="T15">P(if(true</text:span><text:span text:style-name="T12">1</text:span><text:span text:style-name="T15">, id)(x</text:span><text:span text:style-name="T12">0</text:span><text:span text:style-name="T15">, x</text:span><text:span text:style-name="T12">1</text:span><text:span text:style-name="T15">))</text:span></text:p>
      <text:p text:style-name="P8"><text:tab/><text:span text:style-name="T15">P(x</text:span><text:span text:style-name="T12">0</text:span><text:span text:style-name="T15">)·P(true</text:span><text:span text:style-name="T12">1</text:span><text:span text:style-name="T15">(x</text:span><text:span text:style-name="T12">1</text:span><text:span text:style-name="T15">)) + (1-P(x</text:span><text:span text:style-name="T12">0</text:span><text:span text:style-name="T15">))·P(id(x</text:span><text:span text:style-name="T12">1</text:span><text:span text:style-name="T15">))</text:span></text:p>
      <text:p text:style-name="P8"><text:tab/><text:span text:style-name="T15">P(x</text:span><text:span text:style-name="T12">0</text:span><text:span text:style-name="T15">)·1 + (1-P(x</text:span><text:span text:style-name="T12">0</text:span><text:span text:style-name="T15">))·P(x</text:span><text:span text:style-name="T12">1</text:span><text:span text:style-name="T15">)</text:span></text:p>
      <text:p text:style-name="P8"><text:tab/><text:span text:style-name="T15">P(x</text:span><text:span text:style-name="T12">0</text:span><text:span text:style-name="T15">) + P(x</text:span><text:span text:style-name="T12">1</text:span><text:span text:style-name="T15">) – P(x</text:span><text:span text:style-name="T12">0</text:span><text:span text:style-name="T15">)·P(x</text:span><text:span text:style-name="T12">1</text:span><text:span text:style-name="T15">)</text:span></text:p>
      <text:p text:style-name="P12"/>
      <text:p text:style-name="P12"/>
      <text:p text:style-name="P18"><text:span text:style-name="T27">O</text:span>ne that uses <text:span text:style-name="T27">the</text:span> symmetric path `<text:span text:style-name="T27">and[</text:span>not<text:span text:style-name="T27">] &lt;=&gt; or</text:span>`:</text:p>
      <text:p text:style-name="P10"/>
      <text:p text:style-name="P10"><text:tab/><text:span text:style-name="T20">P(or(x</text:span><text:span text:style-name="T7">0</text:span><text:span text:style-name="T20">, x1)) = 1 – (1-P(x</text:span><text:span text:style-name="T7">0</text:span><text:span text:style-name="T20">))·(1-P(x</text:span><text:span text:style-name="T7">1</text:span><text:span text:style-name="T20">)):</text:span></text:p>
      <text:p text:style-name="P10"><text:tab/><text:span text:style-name="T23">P(or(x</text:span><text:span text:style-name="T10">0</text:span><text:span text:style-name="T23">, x</text:span><text:span text:style-name="T10">1</text:span><text:span text:style-name="T23">))</text:span></text:p>
      <text:p text:style-name="P8"><text:tab/><text:span text:style-name="T25">P(not(and(not(x</text:span><text:span text:style-name="T11">0</text:span><text:span text:style-name="T25">), not(x</text:span><text:span text:style-name="T11">1</text:span><text:span text:style-name="T25">)))</text:span></text:p>
      <text:p text:style-name="P8"><text:tab/><text:span text:style-name="T25">1 – P(and(not(x</text:span><text:span text:style-name="T11">0</text:span><text:span text:style-name="T25">), not(x</text:span><text:span text:style-name="T11">1</text:span><text:span text:style-name="T25">))</text:span></text:p>
      <text:p text:style-name="P8"><text:tab/><text:span text:style-name="T25">1 – P(not(x</text:span><text:span text:style-name="T11">0</text:span><text:span text:style-name="T25">))·P(not(x</text:span><text:span text:style-name="T11">1</text:span><text:span text:style-name="T25">))</text:span></text:p>
      <text:p text:style-name="P8"><text:tab/><text:span text:style-name="T25">1 – (1-P(x</text:span><text:span text:style-name="T11">0</text:span><text:span text:style-name="T25">))·(1-P(x</text:span><text:span text:style-name="T11">1</text:span><text:span text:style-name="T25">))</text:span></text:p>
      <text:p text:style-name="P10"/>
      <text:p text:style-name="P4">The second form for `or`, <text:span text:style-name="T27">the one that uses the symmetric path,</text:span> has the advantage that it is easier to generalize for N arguments, <text:span text:style-name="T1">such as a list</text:span>. <text:span text:style-name="T27">This is because `and` takes the product of the input biases to calculate the probability of returning `true` and this property carries over to `or` through the symmetric pa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09:46:25.848526000</meta:creation-date>
    <dc:date>2017-07-30T18:35:30.604590000</dc:date>
    <meta:editing-duration>PT33M36S</meta:editing-duration>
    <meta:editing-cycles>6</meta:editing-cycles>
    <meta:generator>LibreOffice/5.1.2.2$MacOSX_X86_64 LibreOffice_project/d3bf12ecb743fc0d20e0be0c58ca359301eb705f</meta:generator>
    <meta:document-statistic meta:table-count="0" meta:image-count="0" meta:object-count="0" meta:page-count="3" meta:paragraph-count="63" meta:word-count="506" meta:character-count="3280" meta:non-whitespace-character-count="2777"/>
  </office:meta>
</office:document-meta>
</file>